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fo:font-weight="normal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1. Введение в DevOps — Яковенко Михаил</text:h>
      <text:p text:style-name="Text_20_body">Домашнее задание к занятию «1.1. Введение в DevOps»</text:p>
      <text:h text:style-name="Heading_20_2" text:outline-level="2">Задание №2 - Описание жизненного цикла задачи (разработки нового функционала)</text:h>
      <text:p text:style-name="P2"/>
      <text:p text:style-name="P2">1) Запрос от клиента на новую задачу</text:p>
      <text:p text:style-name="P2">2) Интервьюирование клиента менеджером</text:p>
      <text:p text:style-name="P2">3) Совещание между менеджером, разработчиками и <text:span text:style-name="T1">DevOps </text:span><text:span text:style-name="T2">о выборе подходящих инструментов и инфраструктуры</text:span></text:p>
      <text:p text:style-name="P3">4) Формирование ТЗ</text:p>
      <text:p text:style-name="P3">5) Согласование ТЗ с клиентом</text:p>
      <text:p text:style-name="P2"><text:span text:style-name="T2">6) Разворачивание </text:span><text:span text:style-name="T1">DevOps dev </text:span><text:span text:style-name="T2">среды</text:span></text:p>
      <text:p text:style-name="P3">7) Разработка ПО</text:p>
      <text:p text:style-name="P2"><text:span text:style-name="T2">8) Разворачивание </text:span><text:span text:style-name="T1">DevOps </text:span><text:span text:style-name="T2">тестовых сред</text:span></text:p>
      <text:p text:style-name="P3">9) Тестирование разработанного ПО</text:p>
      <text:p text:style-name="P3">10) Сдача ПО клиенту</text:p>
      <text:p text:style-name="P2"><text:span text:style-name="T2">11) Выпуск </text:span><text:span text:style-name="T1">DevOps </text:span><text:span text:style-name="T2">разработанного ПО на </text:span><text:span text:style-name="T1">PROD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8:06:40.936458019</meta:creation-date>
    <dc:date>2021-10-22T18:10:18.398701967</dc:date>
    <meta:editing-duration>PT3M43S</meta:editing-duration>
    <meta:editing-cycles>1</meta:editing-cycles>
    <meta:document-statistic meta:table-count="0" meta:image-count="0" meta:object-count="0" meta:page-count="1" meta:paragraph-count="14" meta:word-count="84" meta:character-count="577" meta:non-whitespace-character-count="506"/>
    <meta:generator>LibreOffice/7.0.4.2$Linux_X86_64 LibreOffice_project/00$Build-2</meta:generator>
  </office:meta>
</office:document-meta>
</file>